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587cm" svg:height="13.393cm" svg:x="7.866cm" svg:y="1.275cm">
            <draw:object draw:notify-on-update-of-ranges="Sheet1.A1:Sheet1.A1 Sheet1.A2:Sheet1.A26 Sheet1.B2:Sheet1.B26 Sheet1.B28:Sheet1.B52 Sheet1.A28:Sheet1.A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1.1001783805489" calcext:value-type="float">
            <text:p>1.1001783805</text:p>
          </table:table-cell>
          <table:table-cell office:value-type="float" office:value="1.0956798541387" calcext:value-type="float">
            <text:p>1.0956798541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8742901034516" calcext:value-type="float">
            <text:p>0.8874290103</text:p>
          </table:table-cell>
          <table:table-cell office:value-type="float" office:value="-1.2230779011395" calcext:value-type="float">
            <text:p>-1.2230779011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float" office:value="-1.0105334861586" calcext:value-type="float">
            <text:p>-1.0105334862</text:p>
          </table:table-cell>
          <table:table-cell office:value-type="float" office:value="-1.0210932874345" calcext:value-type="float">
            <text:p>-1.0210932874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float" office:value="-1.0374530707189" calcext:value-type="float">
            <text:p>-1.0374530707</text:p>
          </table:table-cell>
          <table:table-cell office:value-type="float" office:value="0.74910395620263" calcext:value-type="float">
            <text:p>0.7491039562</text:p>
          </table:table-cell>
          <table:table-cell table:number-columns-repeated="1022"/>
        </table:table-row>
      </table:table>
      <table:table table:name="Sheet2" table:style-name="ta1">
        <table:shapes>
          <draw:frame draw:z-index="0" draw:style-name="gr1" draw:text-style-name="P1" svg:width="22.587cm" svg:height="13.393cm" svg:x="9.242cm" svg:y="0.127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1022"/>
        </table:table-row>
        <table:table-row table:style-name="ro1">
          <table:table-cell office:value-type="float" office:value="0.79088797690897" calcext:value-type="float">
            <text:p>0.7908879769</text:p>
          </table:table-cell>
          <table:table-cell office:value-type="float" office:value="1.3020894660747" calcext:value-type="float">
            <text:p>1.3020894661</text:p>
          </table:table-cell>
          <table:table-cell table:number-columns-repeated="1022"/>
        </table:table-row>
        <table:table-row table:style-name="ro1">
          <table:table-cell office:value-type="float" office:value="0.88978316240644" calcext:value-type="float">
            <text:p>0.8897831624</text:p>
          </table:table-cell>
          <table:table-cell office:value-type="float" office:value="0.96025184277715" calcext:value-type="float">
            <text:p>0.9602518428</text:p>
          </table:table-cell>
          <table:table-cell table:number-columns-repeated="1022"/>
        </table:table-row>
        <table:table-row table:style-name="ro1">
          <table:table-cell office:value-type="float" office:value="0.75505817550967" calcext:value-type="float">
            <text:p>0.7550581755</text:p>
          </table:table-cell>
          <table:table-cell office:value-type="float" office:value="1.3564224554995" calcext:value-type="float">
            <text:p>1.3564224555</text:p>
          </table:table-cell>
          <table:table-cell table:number-columns-repeated="1022"/>
        </table:table-row>
        <table:table-row table:style-name="ro1">
          <table:table-cell office:value-type="float" office:value="0.93706501325685" calcext:value-type="float">
            <text:p>0.9370650133</text:p>
          </table:table-cell>
          <table:table-cell office:value-type="float" office:value="0.72262587984647" calcext:value-type="float">
            <text:p>0.7226258798</text:p>
          </table:table-cell>
          <table:table-cell table:number-columns-repeated="1022"/>
        </table:table-row>
        <table:table-row table:style-name="ro1">
          <table:table-cell office:value-type="float" office:value="1.1001783805489" calcext:value-type="float">
            <text:p>1.1001783805</text:p>
          </table:table-cell>
          <table:table-cell office:value-type="float" office:value="1.0956798541387" calcext:value-type="float">
            <text:p>1.0956798541</text:p>
          </table:table-cell>
          <table:table-cell table:number-columns-repeated="1022"/>
        </table:table-row>
        <table:table-row table:style-name="ro1">
          <table:table-cell office:value-type="float" office:value="1.3360921789352" calcext:value-type="float">
            <text:p>1.3360921789</text:p>
          </table:table-cell>
          <table:table-cell office:value-type="float" office:value="0.72292612166497" calcext:value-type="float">
            <text:p>0.7229261217</text:p>
          </table:table-cell>
          <table:table-cell table:number-columns-repeated="1022"/>
        </table:table-row>
        <table:table-row table:style-name="ro1">
          <table:table-cell office:value-type="float" office:value="1.1255256160973" calcext:value-type="float">
            <text:p>1.1255256161</text:p>
          </table:table-cell>
          <table:table-cell office:value-type="float" office:value="1.1661056677048" calcext:value-type="float">
            <text:p>1.1661056677</text:p>
          </table:table-cell>
          <table:table-cell table:number-columns-repeated="1022"/>
        </table:table-row>
        <table:table-row table:style-name="ro1">
          <table:table-cell office:value-type="float" office:value="0.95703926997916" calcext:value-type="float">
            <text:p>0.95703927</text:p>
          </table:table-cell>
          <table:table-cell office:value-type="float" office:value="0.98579123483887" calcext:value-type="float">
            <text:p>0.9857912348</text:p>
          </table:table-cell>
          <table:table-cell table:number-columns-repeated="1022"/>
        </table:table-row>
        <table:table-row table:style-name="ro1">
          <table:table-cell office:value-type="float" office:value="0.72680500374142" calcext:value-type="float">
            <text:p>0.7268050037</text:p>
          </table:table-cell>
          <table:table-cell office:value-type="float" office:value="1.2874096078119" calcext:value-type="float">
            <text:p>1.2874096078</text:p>
          </table:table-cell>
          <table:table-cell table:number-columns-repeated="1022"/>
        </table:table-row>
        <table:table-row table:style-name="ro1">
          <table:table-cell office:value-type="float" office:value="1.1080118562013" calcext:value-type="float">
            <text:p>1.1080118562</text:p>
          </table:table-cell>
          <table:table-cell office:value-type="float" office:value="0.79179324659437" calcext:value-type="float">
            <text:p>0.7917932466</text:p>
          </table:table-cell>
          <table:table-cell table:number-columns-repeated="1022"/>
        </table:table-row>
        <table:table-row table:style-name="ro1">
          <table:table-cell office:value-type="float" office:value="-0.54885485656633" calcext:value-type="float">
            <text:p>-0.5488548566</text:p>
          </table:table-cell>
          <table:table-cell office:value-type="float" office:value="0.95428207851482" calcext:value-type="float">
            <text:p>0.9542820785</text:p>
          </table:table-cell>
          <table:table-cell table:number-columns-repeated="1022"/>
        </table:table-row>
        <table:table-row table:style-name="ro1">
          <table:table-cell office:value-type="float" office:value="-0.30428548628272" calcext:value-type="float">
            <text:p>-0.3042854863</text:p>
          </table:table-cell>
          <table:table-cell office:value-type="float" office:value="1.0138852997502" calcext:value-type="float">
            <text:p>1.0138852998</text:p>
          </table:table-cell>
          <table:table-cell table:number-columns-repeated="1022"/>
        </table:table-row>
        <table:table-row table:style-name="ro1">
          <table:table-cell office:value-type="float" office:value="-0.79447309497047" calcext:value-type="float">
            <text:p>-0.794473095</text:p>
          </table:table-cell>
          <table:table-cell office:value-type="float" office:value="1.1394266145794" calcext:value-type="float">
            <text:p>1.1394266146</text:p>
          </table:table-cell>
          <table:table-cell table:number-columns-repeated="1022"/>
        </table:table-row>
        <table:table-row table:style-name="ro1">
          <table:table-cell office:value-type="float" office:value="1.0566474719887" calcext:value-type="float">
            <text:p>1.056647472</text:p>
          </table:table-cell>
          <table:table-cell office:value-type="float" office:value="-0.99954596497038" calcext:value-type="float">
            <text:p>-0.999545965</text:p>
          </table:table-cell>
          <table:table-cell table:number-columns-repeated="1022"/>
        </table:table-row>
        <table:table-row table:style-name="ro1">
          <table:table-cell office:value-type="float" office:value="0.88742901034516" calcext:value-type="float">
            <text:p>0.8874290103</text:p>
          </table:table-cell>
          <table:table-cell office:value-type="float" office:value="-1.2230779011395" calcext:value-type="float">
            <text:p>-1.2230779011</text:p>
          </table:table-cell>
          <table:table-cell table:number-columns-repeated="1022"/>
        </table:table-row>
        <table:table-row table:style-name="ro1">
          <table:table-cell office:value-type="float" office:value="1.1884279764357" calcext:value-type="float">
            <text:p>1.1884279764</text:p>
          </table:table-cell>
          <table:table-cell office:value-type="float" office:value="-0.12975197041416" calcext:value-type="float">
            <text:p>-0.1297519704</text:p>
          </table:table-cell>
          <table:table-cell table:number-columns-repeated="1022"/>
        </table:table-row>
        <table:table-row table:style-name="ro1">
          <table:table-cell office:value-type="float" office:value="1.0950211913757" calcext:value-type="float">
            <text:p>1.0950211914</text:p>
          </table:table-cell>
          <table:table-cell office:value-type="float" office:value="0.036327961820652" calcext:value-type="float">
            <text:p>0.0363279618</text:p>
          </table:table-cell>
          <table:table-cell table:number-columns-repeated="1022"/>
        </table:table-row>
        <table:table-row table:style-name="ro1">
          <table:table-cell office:value-type="float" office:value="1.3869343122643" calcext:value-type="float">
            <text:p>1.3869343123</text:p>
          </table:table-cell>
          <table:table-cell office:value-type="float" office:value="-0.08194310975861" calcext:value-type="float">
            <text:p>-0.0819431098</text:p>
          </table:table-cell>
          <table:table-cell table:number-columns-repeated="1022"/>
        </table:table-row>
        <table:table-row table:style-name="ro1">
          <table:table-cell office:value-type="float" office:value="1.1884811430377" calcext:value-type="float">
            <text:p>1.188481143</text:p>
          </table:table-cell>
          <table:table-cell office:value-type="float" office:value="0.012346009725911" calcext:value-type="float">
            <text:p>0.0123460097</text:p>
          </table:table-cell>
          <table:table-cell table:number-columns-repeated="1022"/>
        </table:table-row>
        <table:table-row table:style-name="ro1">
          <table:table-cell office:value-type="float" office:value="1.1622933084836" calcext:value-type="float">
            <text:p>1.1622933085</text:p>
          </table:table-cell>
          <table:table-cell office:value-type="float" office:value="-0.11077207966172" calcext:value-type="float">
            <text:p>-0.1107720797</text:p>
          </table:table-cell>
          <table:table-cell table:number-columns-repeated="1022"/>
        </table:table-row>
        <table:table-row table:style-name="ro1">
          <table:table-cell office:value-type="float" office:value="-0.19847812348944" calcext:value-type="float">
            <text:p>-0.1984781235</text:p>
          </table:table-cell>
          <table:table-cell office:value-type="float" office:value="1.0593051388397" calcext:value-type="float">
            <text:p>1.0593051388</text:p>
          </table:table-cell>
          <table:table-cell table:number-columns-repeated="1022"/>
        </table:table-row>
        <table:table-row table:style-name="ro1">
          <table:table-cell office:value-type="float" office:value="-0.28693543721699" calcext:value-type="float">
            <text:p>-0.2869354372</text:p>
          </table:table-cell>
          <table:table-cell office:value-type="float" office:value="0.90456729596026" calcext:value-type="float">
            <text:p>0.904567296</text:p>
          </table:table-cell>
          <table:table-cell table:number-columns-repeated="1022"/>
        </table:table-row>
        <table:table-row table:style-name="ro1">
          <table:table-cell office:value-type="float" office:value="0.043379395353517" calcext:value-type="float">
            <text:p>0.0433793954</text:p>
          </table:table-cell>
          <table:table-cell office:value-type="float" office:value="0.89060385267301" calcext:value-type="float">
            <text:p>0.8906038527</text:p>
          </table:table-cell>
          <table:table-cell table:number-columns-repeated="1022"/>
        </table:table-row>
        <table:table-row table:style-name="ro1">
          <table:table-cell office:value-type="float" office:value="0.024529333607515" calcext:value-type="float">
            <text:p>0.0245293336</text:p>
          </table:table-cell>
          <table:table-cell office:value-type="float" office:value="0.89089429185579" calcext:value-type="float">
            <text:p>0.8908942919</text:p>
          </table:table-cell>
          <table:table-cell table:number-columns-repeated="1022"/>
        </table:table-row>
        <table:table-row table:style-name="ro1">
          <table:table-cell table:style-name="ce1" office:value-type="float" office:value="-0.14131437487705" calcext:value-type="float">
            <text:p>-0.1413143749</text:p>
          </table:table-cell>
          <table:table-cell table:style-name="ce1" office:value-type="float" office:value="1.201510825004" calcext:value-type="float">
            <text:p>1.201510825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-1.0778276566461" calcext:value-type="float">
            <text:p>-1.0778276566</text:p>
          </table:table-cell>
          <table:table-cell office:value-type="float" office:value="-1.1713299477869" calcext:value-type="float">
            <text:p>-1.1713299478</text:p>
          </table:table-cell>
          <table:table-cell table:number-columns-repeated="1022"/>
        </table:table-row>
        <table:table-row table:style-name="ro1">
          <table:table-cell office:value-type="float" office:value="-1.3664584575568" calcext:value-type="float">
            <text:p>-1.3664584576</text:p>
          </table:table-cell>
          <table:table-cell office:value-type="float" office:value="-1.1251254793102" calcext:value-type="float">
            <text:p>-1.1251254793</text:p>
          </table:table-cell>
          <table:table-cell table:number-columns-repeated="1022"/>
        </table:table-row>
        <table:table-row table:style-name="ro1">
          <table:table-cell office:value-type="float" office:value="-0.88285562126634" calcext:value-type="float">
            <text:p>-0.8828556213</text:p>
          </table:table-cell>
          <table:table-cell office:value-type="float" office:value="-1.1028322567179" calcext:value-type="float">
            <text:p>-1.1028322567</text:p>
          </table:table-cell>
          <table:table-cell table:number-columns-repeated="1022"/>
        </table:table-row>
        <table:table-row table:style-name="ro1">
          <table:table-cell office:value-type="float" office:value="-0.65386429466884" calcext:value-type="float">
            <text:p>-0.6538642947</text:p>
          </table:table-cell>
          <table:table-cell office:value-type="float" office:value="-0.77256736035108" calcext:value-type="float">
            <text:p>-0.7725673604</text:p>
          </table:table-cell>
          <table:table-cell table:number-columns-repeated="1022"/>
        </table:table-row>
        <table:table-row table:style-name="ro1">
          <table:table-cell office:value-type="float" office:value="-1.0105334861586" calcext:value-type="float">
            <text:p>-1.0105334862</text:p>
          </table:table-cell>
          <table:table-cell office:value-type="float" office:value="-1.0210932874345" calcext:value-type="float">
            <text:p>-1.0210932874</text:p>
          </table:table-cell>
          <table:table-cell table:number-columns-repeated="1022"/>
        </table:table-row>
        <table:table-row table:style-name="ro1">
          <table:table-cell office:value-type="float" office:value="-1.1689918315758" calcext:value-type="float">
            <text:p>-1.1689918316</text:p>
          </table:table-cell>
          <table:table-cell office:value-type="float" office:value="-0.94660332329165" calcext:value-type="float">
            <text:p>-0.9466033233</text:p>
          </table:table-cell>
          <table:table-cell table:number-columns-repeated="1022"/>
        </table:table-row>
        <table:table-row table:style-name="ro1">
          <table:table-cell office:value-type="float" office:value="-0.96043767473468" calcext:value-type="float">
            <text:p>-0.9604376747</text:p>
          </table:table-cell>
          <table:table-cell office:value-type="float" office:value="-1.0488939855144" calcext:value-type="float">
            <text:p>-1.0488939855</text:p>
          </table:table-cell>
          <table:table-cell table:number-columns-repeated="1022"/>
        </table:table-row>
        <table:table-row table:style-name="ro1">
          <table:table-cell office:value-type="float" office:value="-1.0158463133275" calcext:value-type="float">
            <text:p>-1.0158463133</text:p>
          </table:table-cell>
          <table:table-cell office:value-type="float" office:value="-1.0107607027527" calcext:value-type="float">
            <text:p>-1.0107607028</text:p>
          </table:table-cell>
          <table:table-cell table:number-columns-repeated="1022"/>
        </table:table-row>
        <table:table-row table:style-name="ro1">
          <table:table-cell office:value-type="float" office:value="-0.96615917706562" calcext:value-type="float">
            <text:p>-0.9661591771</text:p>
          </table:table-cell>
          <table:table-cell office:value-type="float" office:value="-0.91254825673757" calcext:value-type="float">
            <text:p>-0.9125482567</text:p>
          </table:table-cell>
          <table:table-cell table:number-columns-repeated="1022"/>
        </table:table-row>
        <table:table-row table:style-name="ro1">
          <table:table-cell office:value-type="float" office:value="-0.83608710129157" calcext:value-type="float">
            <text:p>-0.8360871013</text:p>
          </table:table-cell>
          <table:table-cell office:value-type="float" office:value="-0.80053974027389" calcext:value-type="float">
            <text:p>-0.8005397403</text:p>
          </table:table-cell>
          <table:table-cell table:number-columns-repeated="1022"/>
        </table:table-row>
        <table:table-row table:style-name="ro1">
          <table:table-cell office:value-type="float" office:value="0.96602092818697" calcext:value-type="float">
            <text:p>0.9660209282</text:p>
          </table:table-cell>
          <table:table-cell office:value-type="float" office:value="-1.0609419847071" calcext:value-type="float">
            <text:p>-1.0609419847</text:p>
          </table:table-cell>
          <table:table-cell table:number-columns-repeated="1022"/>
        </table:table-row>
        <table:table-row table:style-name="ro1">
          <table:table-cell office:value-type="float" office:value="1.2094165579072" calcext:value-type="float">
            <text:p>1.2094165579</text:p>
          </table:table-cell>
          <table:table-cell office:value-type="float" office:value="-0.74893147559507" calcext:value-type="float">
            <text:p>-0.7489314756</text:p>
          </table:table-cell>
          <table:table-cell table:number-columns-repeated="1022"/>
        </table:table-row>
        <table:table-row table:style-name="ro1">
          <table:table-cell office:value-type="float" office:value="0.9566802101909" calcext:value-type="float">
            <text:p>0.9566802102</text:p>
          </table:table-cell>
          <table:table-cell office:value-type="float" office:value="-1.003578402576" calcext:value-type="float">
            <text:p>-1.0035784026</text:p>
          </table:table-cell>
          <table:table-cell table:number-columns-repeated="1022"/>
        </table:table-row>
        <table:table-row table:style-name="ro1">
          <table:table-cell office:value-type="float" office:value="-0.85562132417735" calcext:value-type="float">
            <text:p>-0.8556213242</text:p>
          </table:table-cell>
          <table:table-cell office:value-type="float" office:value="1.3051430413527" calcext:value-type="float">
            <text:p>1.3051430414</text:p>
          </table:table-cell>
          <table:table-cell table:number-columns-repeated="1022"/>
        </table:table-row>
        <table:table-row table:style-name="ro1">
          <table:table-cell office:value-type="float" office:value="-1.1328870417228" calcext:value-type="float">
            <text:p>-1.1328870417</text:p>
          </table:table-cell>
          <table:table-cell office:value-type="float" office:value="1.4547739117206" calcext:value-type="float">
            <text:p>1.4547739117</text:p>
          </table:table-cell>
          <table:table-cell table:number-columns-repeated="1022"/>
        </table:table-row>
        <table:table-row table:style-name="ro1">
          <table:table-cell office:value-type="float" office:value="-1.054921461483" calcext:value-type="float">
            <text:p>-1.0549214615</text:p>
          </table:table-cell>
          <table:table-cell office:value-type="float" office:value="0.40402975877807" calcext:value-type="float">
            <text:p>0.4040297588</text:p>
          </table:table-cell>
          <table:table-cell table:number-columns-repeated="1022"/>
        </table:table-row>
        <table:table-row table:style-name="ro1">
          <table:table-cell office:value-type="float" office:value="-1.1658301291615" calcext:value-type="float">
            <text:p>-1.1658301292</text:p>
          </table:table-cell>
          <table:table-cell office:value-type="float" office:value="-0.39276777417861" calcext:value-type="float">
            <text:p>-0.3927677742</text:p>
          </table:table-cell>
          <table:table-cell table:number-columns-repeated="1022"/>
        </table:table-row>
        <table:table-row table:style-name="ro1">
          <table:table-cell office:value-type="float" office:value="-1.0374530707189" calcext:value-type="float">
            <text:p>-1.0374530707</text:p>
          </table:table-cell>
          <table:table-cell office:value-type="float" office:value="0.74910395620263" calcext:value-type="float">
            <text:p>0.7491039562</text:p>
          </table:table-cell>
          <table:table-cell table:number-columns-repeated="1022"/>
        </table:table-row>
        <table:table-row table:style-name="ro1">
          <table:table-cell office:value-type="float" office:value="-0.98075109268154" calcext:value-type="float">
            <text:p>-0.9807510927</text:p>
          </table:table-cell>
          <table:table-cell office:value-type="float" office:value="0.055142885000625" calcext:value-type="float">
            <text:p>0.055142885</text:p>
          </table:table-cell>
          <table:table-cell table:number-columns-repeated="1022"/>
        </table:table-row>
        <table:table-row table:style-name="ro1">
          <table:table-cell office:value-type="float" office:value="-1.0575564368101" calcext:value-type="float">
            <text:p>-1.0575564368</text:p>
          </table:table-cell>
          <table:table-cell office:value-type="float" office:value="0.23460045408051" calcext:value-type="float">
            <text:p>0.2346004541</text:p>
          </table:table-cell>
          <table:table-cell table:number-columns-repeated="1022"/>
        </table:table-row>
        <table:table-row table:style-name="ro1">
          <table:table-cell office:value-type="float" office:value="0.083355581214592" calcext:value-type="float">
            <text:p>0.0833555812</text:p>
          </table:table-cell>
          <table:table-cell office:value-type="float" office:value="-1.0955951839237" calcext:value-type="float">
            <text:p>-1.0955951839</text:p>
          </table:table-cell>
          <table:table-cell table:number-columns-repeated="1022"/>
        </table:table-row>
        <table:table-row table:style-name="ro1">
          <table:table-cell office:value-type="float" office:value="-0.31800583053425" calcext:value-type="float">
            <text:p>-0.3180058305</text:p>
          </table:table-cell>
          <table:table-cell office:value-type="float" office:value="-1.2086343074031" calcext:value-type="float">
            <text:p>-1.2086343074</text:p>
          </table:table-cell>
          <table:table-cell table:number-columns-repeated="1022"/>
        </table:table-row>
        <table:table-row table:style-name="ro1">
          <table:table-cell office:value-type="float" office:value="0.36053177236159" calcext:value-type="float">
            <text:p>0.3605317724</text:p>
          </table:table-cell>
          <table:table-cell office:value-type="float" office:value="-1.2260206420404" calcext:value-type="float">
            <text:p>-1.226020642</text:p>
          </table:table-cell>
          <table:table-cell table:number-columns-repeated="1022"/>
        </table:table-row>
        <table:table-row table:style-name="ro1">
          <table:table-cell office:value-type="float" office:value="0.40675457077848" calcext:value-type="float">
            <text:p>0.4067545708</text:p>
          </table:table-cell>
          <table:table-cell office:value-type="float" office:value="-0.68362596054148" calcext:value-type="float">
            <text:p>-0.6836259605</text:p>
          </table:table-cell>
          <table:table-cell table:number-columns-repeated="1022"/>
        </table:table-row>
        <table:table-row table:style-name="ro1">
          <table:table-cell office:value-type="float" office:value="0.31524509691985" calcext:value-type="float">
            <text:p>0.3152450969</text:p>
          </table:table-cell>
          <table:table-cell office:value-type="float" office:value="-0.7741646788908" calcext:value-type="float">
            <text:p>-0.7741646789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00-00-00</text:date>, <text:time style:data-style-name="N2" text:time-value="21:13:39.574002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20:20:12.168053529</meta:creation-date>
    <dc:date>2016-02-02T22:45:12.221766355</dc:date>
    <meta:editing-duration>PT1H28M14S</meta:editing-duration>
    <meta:editing-cycles>1</meta:editing-cycles>
    <meta:generator>LibreOffice/4.2.8.2$Linux_X86_64 LibreOffice_project/420m0$Build-2</meta:generator>
    <meta:document-statistic meta:table-count="2" meta:cell-count="1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stroke="none" svg:stroke-color="#000000" draw:fill="none" draw:fill-color="#ffffff" fo:min-height="1.16cm"/>
    </style:style>
    <style:style style:name="gr3" style:family="graphic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22.588cm" svg:height="13.394cm" xlink:href="." xlink:type="simple" chart:class="chart:scatter" chart:style-name="ch1">
        <chart:title svg:x="9.121cm" svg:y="0.403cm" chart:style-name="ch2">
          <text:p>University Admission</text:p>
        </chart:title>
        <chart:legend chart:legend-position="end" svg:x="20.034cm" svg:y="6.149cm" style:legend-expansion="high" chart:style-name="ch3"/>
        <chart:plot-area chart:style-name="ch4" chart:data-source-has-labels="both" svg:x="1.462cm" svg:y="1.475cm" svg:width="18.121cm" svg:height="10.671cm">
          <chartooo:coordinate-region svg:x="1.753cm" svg:y="1.675cm" svg:width="17.59cm" svg:height="10.272cm"/>
          <chart:axis chart:dimension="x" chart:name="primary-x" chart:style-name="ch5" chartooo:axis-type="auto">
            <chart:title svg:x="8.705cm" svg:y="12.413cm" chart:style-name="ch6">
              <text:p>x1: Extracurricular Score</text:p>
            </chart:title>
            <chart:categories table:cell-range-address="local-table.$A$2:.$A$26"/>
          </chart:axis>
          <chart:axis chart:dimension="y" chart:name="primary-y" chart:style-name="ch5">
            <chart:title svg:x="0.451cm" svg:y="7.568cm" chart:style-name="ch7">
              <text:p>x2: Grade</text:p>
            </chart:title>
            <chart:grid chart:style-name="ch8" chart:class="major"/>
          </chart:axis>
          <chart:series chart:style-name="ch9" chart:values-cell-range-address="local-table.$C$2:.$C$26" chart:label-cell-address="local-table.$C$1" chart:class="chart:scatter">
            <chart:domain table:cell-range-address="local-table.$B$2:.$B$26"/>
            <chart:data-point chart:repeated="25"/>
          </chart:series>
          <chart:series chart:style-name="ch10" chart:values-cell-range-address="local-table.$E$2:.$E$26" chart:label-cell-address="local-table.$E$1" chart:class="chart:scatter">
            <chart:domain table:cell-range-address="local-table.$D$2:.$D$26"/>
            <chart:data-point chart:repeated="25"/>
          </chart:series>
          <chart:wall chart:style-name="ch11"/>
          <chart:floor chart:style-name="ch12"/>
        </chart:plot-area>
        <draw:line draw:style-name="gr1" draw:text-style-name="P1" svg:x1="6.438cm" svg:y1="2.308cm" svg:x2="15.05cm" svg:y2="11.67cm">
          <text:p/>
        </draw:line>
        <draw:frame draw:style-name="gr2" svg:width="3.687cm" svg:height="1.16cm" svg:x="12.491cm" svg:y="5.65cm">
          <draw:text-box>
            <text:p>Norm Theta (0.5,0.6)</text:p>
            <text:p/>
          </draw:text-box>
        </draw:frame>
        <draw:line draw:style-name="gr3" draw:text-style-name="P1" svg:x1="10.548cm" svg:y1="6.81cm" svg:x2="13.509cm" svg:y2="4.642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dmitted</text:p>
              </table:table-cell>
              <table:table-cell office:value-type="string">
                <text:p/>
              </table:table-cell>
              <table:table-cell office:value-type="string">
                <text:p>notadmit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001783805489">
                <text:p>1.1001783805489</text:p>
              </table:table-cell>
              <table:table-cell office:value-type="float" office:value="1.0956798541387">
                <text:p>1.0956798541387</text:p>
              </table:table-cell>
              <table:table-cell office:value-type="float" office:value="-1.0105334861586">
                <text:p>-1.0105334861586</text:p>
              </table:table-cell>
              <table:table-cell office:value-type="float" office:value="-1.0210932874345">
                <text:p>-1.0210932874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8742901034516">
                <text:p>0.88742901034516</text:p>
              </table:table-cell>
              <table:table-cell office:value-type="float" office:value="-1.2230779011395">
                <text:p>-1.223077901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374530707189">
                <text:p>-1.0374530707189</text:p>
              </table:table-cell>
              <table:table-cell office:value-type="float" office:value="0.74910395620263">
                <text:p>0.749103956202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marker draw:name="Arrow" svg:viewBox="0 0 20 30" svg:d="M10 0l-10 30h20z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88cm" svg:height="13.394cm" xlink:href="." xlink:type="simple" chart:class="chart:scatter" chart:style-name="ch1">
        <chart:title svg:x="9.121cm" svg:y="0.403cm" chart:style-name="ch2">
          <text:p>University Admission</text:p>
        </chart:title>
        <chart:legend chart:legend-position="end" svg:x="20.034cm" svg:y="6.149cm" style:legend-expansion="high" chart:style-name="ch3"/>
        <chart:plot-area chart:style-name="ch4" chart:data-source-has-labels="both" svg:x="1.462cm" svg:y="1.475cm" svg:width="18.121cm" svg:height="10.671cm">
          <chartooo:coordinate-region svg:x="1.608cm" svg:y="1.675cm" svg:width="17.881cm" svg:height="10.272cm"/>
          <chart:axis chart:dimension="x" chart:name="primary-x" chart:style-name="ch5" chartooo:axis-type="auto">
            <chart:title svg:x="8.705cm" svg:y="12.413cm" chart:style-name="ch6">
              <text:p>x1: Extracurricular Score</text:p>
            </chart:title>
            <chart:categories table:cell-range-address="local-table.$A$2:.$A$26"/>
          </chart:axis>
          <chart:axis chart:dimension="y" chart:name="primary-y" chart:style-name="ch5">
            <chart:title svg:x="0.451cm" svg:y="7.568cm" chart:style-name="ch7">
              <text:p>x2: Grade</text:p>
            </chart:title>
            <chart:grid chart:style-name="ch8" chart:class="major"/>
          </chart:axis>
          <chart:series chart:style-name="ch9" chart:values-cell-range-address="local-table.$C$2:.$C$26" chart:label-cell-address="local-table.$C$1" chart:class="chart:scatter">
            <chart:domain table:cell-range-address="local-table.$B$2:.$B$26"/>
            <chart:data-point chart:repeated="25"/>
          </chart:series>
          <chart:series chart:style-name="ch10" chart:values-cell-range-address="local-table.$E$2:.$E$26" chart:label-cell-address="local-table.$E$1" chart:class="chart:scatter">
            <chart:domain table:cell-range-address="local-table.$D$2:.$D$26"/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dmitted</text:p>
              </table:table-cell>
              <table:table-cell office:value-type="string">
                <text:p/>
              </table:table-cell>
              <table:table-cell office:value-type="string">
                <text:p>notadmit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088797690897">
                <text:p>0.79088797690897</text:p>
              </table:table-cell>
              <table:table-cell office:value-type="float" office:value="1.3020894660747">
                <text:p>1.3020894660747</text:p>
              </table:table-cell>
              <table:table-cell office:value-type="float" office:value="-1.0778276566461">
                <text:p>-1.0778276566461</text:p>
              </table:table-cell>
              <table:table-cell office:value-type="float" office:value="-1.1713299477869">
                <text:p>-1.17132994778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978316240644">
                <text:p>0.88978316240644</text:p>
              </table:table-cell>
              <table:table-cell office:value-type="float" office:value="0.96025184277715">
                <text:p>0.96025184277715</text:p>
              </table:table-cell>
              <table:table-cell office:value-type="float" office:value="-1.3664584575568">
                <text:p>-1.3664584575568</text:p>
              </table:table-cell>
              <table:table-cell office:value-type="float" office:value="-1.1251254793102">
                <text:p>-1.1251254793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505817550967">
                <text:p>0.75505817550967</text:p>
              </table:table-cell>
              <table:table-cell office:value-type="float" office:value="1.3564224554995">
                <text:p>1.3564224554995</text:p>
              </table:table-cell>
              <table:table-cell office:value-type="float" office:value="-0.88285562126634">
                <text:p>-0.88285562126634</text:p>
              </table:table-cell>
              <table:table-cell office:value-type="float" office:value="-1.1028322567179">
                <text:p>-1.10283225671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3706501325685">
                <text:p>0.93706501325685</text:p>
              </table:table-cell>
              <table:table-cell office:value-type="float" office:value="0.72262587984647">
                <text:p>0.72262587984647</text:p>
              </table:table-cell>
              <table:table-cell office:value-type="float" office:value="-0.65386429466884">
                <text:p>-0.65386429466884</text:p>
              </table:table-cell>
              <table:table-cell office:value-type="float" office:value="-0.77256736035108">
                <text:p>-0.77256736035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001783805489">
                <text:p>1.1001783805489</text:p>
              </table:table-cell>
              <table:table-cell office:value-type="float" office:value="1.0956798541387">
                <text:p>1.0956798541387</text:p>
              </table:table-cell>
              <table:table-cell office:value-type="float" office:value="-1.0105334861586">
                <text:p>-1.0105334861586</text:p>
              </table:table-cell>
              <table:table-cell office:value-type="float" office:value="-1.0210932874345">
                <text:p>-1.0210932874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360921789352">
                <text:p>1.3360921789352</text:p>
              </table:table-cell>
              <table:table-cell office:value-type="float" office:value="0.72292612166497">
                <text:p>0.72292612166497</text:p>
              </table:table-cell>
              <table:table-cell office:value-type="float" office:value="-1.1689918315758">
                <text:p>-1.1689918315758</text:p>
              </table:table-cell>
              <table:table-cell office:value-type="float" office:value="-0.94660332329165">
                <text:p>-0.946603323291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55256160973">
                <text:p>1.1255256160973</text:p>
              </table:table-cell>
              <table:table-cell office:value-type="float" office:value="1.1661056677048">
                <text:p>1.1661056677048</text:p>
              </table:table-cell>
              <table:table-cell office:value-type="float" office:value="-0.96043767473468">
                <text:p>-0.96043767473468</text:p>
              </table:table-cell>
              <table:table-cell office:value-type="float" office:value="-1.0488939855144">
                <text:p>-1.0488939855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703926997916">
                <text:p>0.95703926997916</text:p>
              </table:table-cell>
              <table:table-cell office:value-type="float" office:value="0.98579123483887">
                <text:p>0.98579123483887</text:p>
              </table:table-cell>
              <table:table-cell office:value-type="float" office:value="-1.0158463133275">
                <text:p>-1.0158463133275</text:p>
              </table:table-cell>
              <table:table-cell office:value-type="float" office:value="-1.0107607027527">
                <text:p>-1.0107607027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680500374142">
                <text:p>0.72680500374142</text:p>
              </table:table-cell>
              <table:table-cell office:value-type="float" office:value="1.2874096078119">
                <text:p>1.2874096078119</text:p>
              </table:table-cell>
              <table:table-cell office:value-type="float" office:value="-0.96615917706562">
                <text:p>-0.96615917706562</text:p>
              </table:table-cell>
              <table:table-cell office:value-type="float" office:value="-0.91254825673757">
                <text:p>-0.91254825673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080118562013">
                <text:p>1.1080118562013</text:p>
              </table:table-cell>
              <table:table-cell office:value-type="float" office:value="0.79179324659437">
                <text:p>0.79179324659437</text:p>
              </table:table-cell>
              <table:table-cell office:value-type="float" office:value="-0.83608710129157">
                <text:p>-0.83608710129157</text:p>
              </table:table-cell>
              <table:table-cell office:value-type="float" office:value="-0.80053974027389">
                <text:p>-0.800539740273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54885485656633">
                <text:p>-0.54885485656633</text:p>
              </table:table-cell>
              <table:table-cell office:value-type="float" office:value="0.95428207851482">
                <text:p>0.95428207851482</text:p>
              </table:table-cell>
              <table:table-cell office:value-type="float" office:value="0.96602092818697">
                <text:p>0.96602092818697</text:p>
              </table:table-cell>
              <table:table-cell office:value-type="float" office:value="-1.0609419847071">
                <text:p>-1.06094198470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0428548628272">
                <text:p>-0.30428548628272</text:p>
              </table:table-cell>
              <table:table-cell office:value-type="float" office:value="1.0138852997502">
                <text:p>1.0138852997502</text:p>
              </table:table-cell>
              <table:table-cell office:value-type="float" office:value="1.2094165579072">
                <text:p>1.2094165579072</text:p>
              </table:table-cell>
              <table:table-cell office:value-type="float" office:value="-0.74893147559507">
                <text:p>-0.74893147559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9447309497047">
                <text:p>-0.79447309497047</text:p>
              </table:table-cell>
              <table:table-cell office:value-type="float" office:value="1.1394266145794">
                <text:p>1.1394266145794</text:p>
              </table:table-cell>
              <table:table-cell office:value-type="float" office:value="0.9566802101909">
                <text:p>0.9566802101909</text:p>
              </table:table-cell>
              <table:table-cell office:value-type="float" office:value="-1.003578402576">
                <text:p>-1.003578402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566474719887">
                <text:p>1.0566474719887</text:p>
              </table:table-cell>
              <table:table-cell office:value-type="float" office:value="-0.99954596497038">
                <text:p>-0.99954596497038</text:p>
              </table:table-cell>
              <table:table-cell office:value-type="float" office:value="-0.85562132417735">
                <text:p>-0.85562132417735</text:p>
              </table:table-cell>
              <table:table-cell office:value-type="float" office:value="1.3051430413527">
                <text:p>1.30514304135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8742901034516">
                <text:p>0.88742901034516</text:p>
              </table:table-cell>
              <table:table-cell office:value-type="float" office:value="-1.2230779011395">
                <text:p>-1.2230779011395</text:p>
              </table:table-cell>
              <table:table-cell office:value-type="float" office:value="-1.1328870417228">
                <text:p>-1.1328870417228</text:p>
              </table:table-cell>
              <table:table-cell office:value-type="float" office:value="1.4547739117206">
                <text:p>1.45477391172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884279764357">
                <text:p>1.1884279764357</text:p>
              </table:table-cell>
              <table:table-cell office:value-type="float" office:value="-0.12975197041416">
                <text:p>-0.12975197041416</text:p>
              </table:table-cell>
              <table:table-cell office:value-type="float" office:value="-1.054921461483">
                <text:p>-1.054921461483</text:p>
              </table:table-cell>
              <table:table-cell office:value-type="float" office:value="0.40402975877807">
                <text:p>0.404029758778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950211913757">
                <text:p>1.0950211913757</text:p>
              </table:table-cell>
              <table:table-cell office:value-type="float" office:value="0.036327961820652">
                <text:p>0.036327961820652</text:p>
              </table:table-cell>
              <table:table-cell office:value-type="float" office:value="-1.1658301291615">
                <text:p>-1.1658301291615</text:p>
              </table:table-cell>
              <table:table-cell office:value-type="float" office:value="-0.39276777417861">
                <text:p>-0.392767774178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869343122643">
                <text:p>1.3869343122643</text:p>
              </table:table-cell>
              <table:table-cell office:value-type="float" office:value="-0.08194310975861">
                <text:p>-0.08194310975861</text:p>
              </table:table-cell>
              <table:table-cell office:value-type="float" office:value="-1.0374530707189">
                <text:p>-1.0374530707189</text:p>
              </table:table-cell>
              <table:table-cell office:value-type="float" office:value="0.74910395620263">
                <text:p>0.749103956202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884811430377">
                <text:p>1.1884811430377</text:p>
              </table:table-cell>
              <table:table-cell office:value-type="float" office:value="0.012346009725911">
                <text:p>0.012346009725911</text:p>
              </table:table-cell>
              <table:table-cell office:value-type="float" office:value="-0.98075109268154">
                <text:p>-0.98075109268154</text:p>
              </table:table-cell>
              <table:table-cell office:value-type="float" office:value="0.055142885000625">
                <text:p>0.055142885000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622933084836">
                <text:p>1.1622933084836</text:p>
              </table:table-cell>
              <table:table-cell office:value-type="float" office:value="-0.11077207966172">
                <text:p>-0.11077207966172</text:p>
              </table:table-cell>
              <table:table-cell office:value-type="float" office:value="-1.0575564368101">
                <text:p>-1.0575564368101</text:p>
              </table:table-cell>
              <table:table-cell office:value-type="float" office:value="0.23460045408051">
                <text:p>0.234600454080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9847812348944">
                <text:p>-0.19847812348944</text:p>
              </table:table-cell>
              <table:table-cell office:value-type="float" office:value="1.0593051388397">
                <text:p>1.0593051388397</text:p>
              </table:table-cell>
              <table:table-cell office:value-type="float" office:value="0.083355581214592">
                <text:p>0.083355581214592</text:p>
              </table:table-cell>
              <table:table-cell office:value-type="float" office:value="-1.0955951839237">
                <text:p>-1.0955951839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8693543721699">
                <text:p>-0.28693543721699</text:p>
              </table:table-cell>
              <table:table-cell office:value-type="float" office:value="0.90456729596026">
                <text:p>0.90456729596026</text:p>
              </table:table-cell>
              <table:table-cell office:value-type="float" office:value="-0.31800583053425">
                <text:p>-0.31800583053425</text:p>
              </table:table-cell>
              <table:table-cell office:value-type="float" office:value="-1.2086343074031">
                <text:p>-1.20863430740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3379395353517">
                <text:p>0.043379395353517</text:p>
              </table:table-cell>
              <table:table-cell office:value-type="float" office:value="0.89060385267301">
                <text:p>0.89060385267301</text:p>
              </table:table-cell>
              <table:table-cell office:value-type="float" office:value="0.36053177236159">
                <text:p>0.36053177236159</text:p>
              </table:table-cell>
              <table:table-cell office:value-type="float" office:value="-1.2260206420404">
                <text:p>-1.22602064204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4529333607515">
                <text:p>0.024529333607515</text:p>
              </table:table-cell>
              <table:table-cell office:value-type="float" office:value="0.89089429185579">
                <text:p>0.89089429185579</text:p>
              </table:table-cell>
              <table:table-cell office:value-type="float" office:value="0.40675457077848">
                <text:p>0.40675457077848</text:p>
              </table:table-cell>
              <table:table-cell office:value-type="float" office:value="-0.68362596054148">
                <text:p>-0.683625960541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4131437487705">
                <text:p>-0.14131437487705</text:p>
              </table:table-cell>
              <table:table-cell office:value-type="float" office:value="1.201510825004">
                <text:p>1.201510825004</text:p>
              </table:table-cell>
              <table:table-cell office:value-type="float" office:value="0.31524509691985">
                <text:p>0.31524509691985</text:p>
              </table:table-cell>
              <table:table-cell office:value-type="float" office:value="-0.7741646788908">
                <text:p>-0.77416467889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